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8937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6071in"/>
    </style:style>
    <style:style style:name="co13" style:family="table-column">
      <style:table-column-properties fo:break-before="auto" style:column-width="0.8693in"/>
    </style:style>
    <style:style style:name="co14" style:family="table-column">
      <style:table-column-properties fo:break-before="auto" style:column-width="1.3102in"/>
    </style:style>
    <style:style style:name="co15" style:family="table-column">
      <style:table-column-properties fo:break-before="auto" style:column-width="0.463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ubstrat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precurs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.int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NISTscor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3_pMS2,HCD_317,303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esperetin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9" calcext:value-type="float">
            <text:p>13.99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3_pMS2,HCD_317,303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3_pMS2,HCD_317,303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346_A_3_pMS2,HCD_327.mzXML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hy this mass? 3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4_pMS2,HCD_31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HED-Methylated A-ring?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68" calcext:value-type="float">
            <text:p>12.68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4_pMS2,HCD_31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4_pMS2,HCD_31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HED-Methylated A-ring?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67" calcext:value-type="float">
            <text:p>12.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4_pMS2,HCD_31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6_pMS2,HCD_301,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thyl-luteolin (chrysoeriol)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8" calcext:value-type="float">
            <text:p>13.88</text:p>
          </table:table-cell>
          <table:table-cell/>
          <table:table-cell office:value-type="string" calcext:value-type="string">
            <text:p>Demethyliertes produkt ??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6_pMS2,HCD_301,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thyl-luteolin (chrysoeriol)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8" calcext:value-type="float">
            <text:p>13.8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6_pMS2,HCD_301,28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thyl-luteolin (chrysoeriol)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7" calcext:value-type="float">
            <text:p>13.87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7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osmetin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9" calcext:value-type="float">
            <text:p>13.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7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luteolin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/>
          <table:table-cell office:value-type="string" calcext:value-type="string">
            <text:p>maybe for CID standard dimethyl-luteolin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7_pMS2,HCD_315,30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luteolin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/>
          <table:table-cell office:value-type="string" calcext:value-type="string">
            <text:p>maybe for HCD100 standard dimethyl-luteolin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-quercetin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-quercetin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3',4'-dimethyl-quercetin??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-quercetin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7" calcext:value-type="float">
            <text:p>14.17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3',4'-dimethyl-quercetin??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7" calcext:value-type="float">
            <text:p>14.17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8" calcext:value-type="float">
            <text:p>13.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8" calcext:value-type="float">
            <text:p>13.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4.8" calcext:value-type="float">
            <text:p>14.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4.77" calcext:value-type="float">
            <text:p>14.7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4_pMS2,HCD_31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4_pMS2,HCD_31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nMS2_163,17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-coumaric acid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nMS2_163,17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O-coumaric acid methyl ester??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4.38" calcext:value-type="float">
            <text:p>14.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pMS2_179,16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-coumaric acid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51" calcext:value-type="float">
            <text:p>12.5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pMS2_179,165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O-coumaric acid methyl ester??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1" calcext:value-type="float">
            <text:p>14.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pMS2_179,16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O-coumaric acid methyl ester??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2" calcext:value-type="float">
            <text:p>14.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0_nMS2_163,17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-coumaric acid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1.98" calcext:value-type="float">
            <text:p>11.9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0_pMS2_179,16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-coumaric acid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0_pMS2_179,165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-coumaric acid methylester ??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0_pMS2_179,16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-coumaric acid methylester ??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75" calcext:value-type="float">
            <text:p>13.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yricetin methylether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535" calcext:value-type="float">
            <text:p>3535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different from 17B sample...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536" calcext:value-type="float">
            <text:p>3536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5.06" calcext:value-type="float">
            <text:p>15.06</text:p>
          </table:table-cell>
          <table:table-cell/>
          <table:table-cell office:value-type="string" calcext:value-type="string">
            <text:p>different from 17B sample...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6_pMS2,HCD_301,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osmetin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8" calcext:value-type="float">
            <text:p>13.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6_pMS2,HCD_301,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osmetin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7" calcext:value-type="float">
            <text:p>13.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6_pMS2,HCD_301,28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osmetin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7" calcext:value-type="float">
            <text:p>13.8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7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osmetin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9" calcext:value-type="float">
            <text:p>13.8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nMS2_193,20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so-ferulic acid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05" calcext:value-type="float">
            <text:p>12.0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nMS2_193,20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thyl iso-ferulic acid???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auch im standar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so-ferulic acid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1.97" calcext:value-type="float">
            <text:p>11.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 caffeic acid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95" calcext:value-type="float">
            <text:p>12.95</text:p>
          </table:table-cell>
          <table:table-cell/>
          <table:table-cell office:value-type="string" calcext:value-type="string">
            <text:p>m/z fragment 1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Iso-ferulic acid methyl ester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string" calcext:value-type="string">
            <text:p>m/z fragment 1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 caffeic acid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96" calcext:value-type="float">
            <text:p>12.96</text:p>
          </table:table-cell>
          <table:table-cell/>
          <table:table-cell office:value-type="string" calcext:value-type="string">
            <text:p>m/z fragment 1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Iso-ferulic acid methyl ester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string" calcext:value-type="string">
            <text:p>m/z fragment 1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5_pMS2_287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aempferol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9" calcext:value-type="float">
            <text:p>13.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5_pMS2_287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 kaempferol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1" calcext:value-type="float">
            <text:p>14.1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5_pMS2_287,30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 kaempferol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3'-methyl-quercetin ??</text:p>
          </table:table-cell>
          <table:table-cell office:value-type="float" office:value="3362" calcext:value-type="float">
            <text:p>3362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3.99" calcext:value-type="float">
            <text:p>13.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3'-methyl-quercetin ??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9" calcext:value-type="float">
            <text:p>13.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3'-methyl-quercetin ??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4'-methyl-quercetin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4'-methyl-quercetin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79" calcext:value-type="float">
            <text:p>14.7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79" calcext:value-type="float">
            <text:p>14.7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5_pMS2,HCD_285,27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string" calcext:value-type="string">
            <text:p>Ring-opened chalcogen? → mass looks like 285 (methylether)...what is it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5_pMS2,HCD_285,27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pigenin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77" calcext:value-type="float">
            <text:p>13.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5_pMS2,HCD_285,27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string" calcext:value-type="string">
            <text:p>Ring-opened chalgonen..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5_pMS2,HCD_285,27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string" calcext:value-type="string">
            <text:p>Ring-opened chalgonen..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5_pMS2,HCD_285,27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Apigenine-4'.methylether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05" calcext:value-type="float">
            <text:p>15.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5_pMS2,HCD_285,27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Apigenine-4'.methylether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05" calcext:value-type="float">
            <text:p>15.0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7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osmetin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8" calcext:value-type="float">
            <text:p>13.8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7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77" calcext:value-type="float">
            <text:p>12.77</text:p>
          </table:table-cell>
          <table:table-cell/>
          <table:table-cell office:value-type="string" calcext:value-type="string">
            <text:p>Ring-opened chalgonen..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7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luteolin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3" calcext:value-type="float">
            <text:p>14.5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7_pMS2,HCD_315,30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77" calcext:value-type="float">
            <text:p>12.77</text:p>
          </table:table-cell>
          <table:table-cell/>
          <table:table-cell office:value-type="string" calcext:value-type="string">
            <text:p>Ring-opened chalgonen..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7_pMS2,HCD_315,30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luteolin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8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string" calcext:value-type="string">
            <text:p>Ring-opened chalgonen..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8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rysoeriol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8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69" calcext:value-type="float">
            <text:p>12.69</text:p>
          </table:table-cell>
          <table:table-cell/>
          <table:table-cell office:value-type="string" calcext:value-type="string">
            <text:p>Ring-opened chalgonen..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8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luteolin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8_pMS2,HCD_315,30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string" calcext:value-type="string">
            <text:p>Ring-opened chalgonen..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8_pMS2,HCD_315,30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luteolin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15_pMS2_287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aempferol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" calcext:value-type="float">
            <text:p>13.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15_pMS2_287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15_pMS2_287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 kaempferol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15_pMS2_287,30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 kaempferol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1" calcext:value-type="float">
            <text:p>14.1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??</text:p>
          </table:table-cell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.98" calcext:value-type="float">
            <text:p>1.9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 quercetin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8" calcext:value-type="float">
            <text:p>13.9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 quercetin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9" calcext:value-type="float">
            <text:p>13.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3',4'-dimethyl-quercetin??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7" calcext:value-type="float">
            <text:p>14.1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3',4'-dimethyl-quercetin??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8" calcext:value-type="float">
            <text:p>14.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4_pMS2,HCD_31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B346_F_4_pMS2,HCD_31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346_G_11_nMS2_163,17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-coumaric acid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51" calcext:value-type="float">
            <text:p>12.5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346_G_11_nMS2_163,17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1" calcext:value-type="float">
            <text:p>14.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346_G_11_nMS2_163,17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38" calcext:value-type="float">
            <text:p>14.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1:04:44.670065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4T20:23:06.894997839</dc:date>
    <dc:creator>mori </dc:creator>
    <meta:generator>LibreOffice/4.2.8.2$Linux_X86_64 LibreOffice_project/420m0$Build-2</meta:generator>
    <meta:editing-duration>PT13H48M9S</meta:editing-duration>
    <meta:editing-cycles>34</meta:editing-cycles>
    <meta:document-statistic meta:table-count="1" meta:cell-count="1242" meta:object-count="0"/>
  </office:meta>
</office:document-meta>
</file>